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5.535cm" fo:margin-top="0cm" fo:margin-bottom="0.499cm" table:align="left" style:may-break-between-rows="false"/>
    </style:style>
    <style:style style:name="Table3.A" style:family="table-column">
      <style:table-column-properties style:column-width="5.535cm"/>
    </style:style>
    <style:style style:name="Table3.1" style:family="table-row">
      <style:table-row-properties style:row-height="2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row-height="3.5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5.556cm" table:align="left"/>
    </style:style>
    <style:style style:name="Table1.A" style:family="table-column">
      <style:table-column-properties style:column-width="5.556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NZ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59097632" text:id="ct59097632">
          <text:insertion>
            <office:change-info>
              <dc:creator>dani </dc:creator>
              <dc:date>2015-09-11T16:37:00</dc:date>
            </office:change-info>
          </text:insertion>
        </text:changed-region>
        <text:changed-region xml:id="ct59173808" text:id="ct59173808">
          <text:insertion>
            <office:change-info>
              <dc:creator>dani </dc:creator>
              <dc:date>2015-09-11T16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<office:annotation><dc:creator>dani </dc:creator><dc:date>2015-09-11T13:29:37</dc:date><text:p text:style-name="P2"><text:span text:style-name="T1">do table for card in cards</text:span></text:p></office:annotation><text:change-start text:change-id="ct59097632"/>card['title']<text:change-end text:change-id="ct59097632"/></text:p>
          </table:table-cell>
        </table:table-row>
        <table:table-row table:style-name="Table3.2">
          <table:table-cell table:style-name="Table3.A2" office:value-type="string">
            <text:p text:style-name="Table_20_Contents"><office:annotation><dc:creator>dani </dc:creator><dc:date>2015-09-11T13:24:48</dc:date><text:p text:style-name="P2"><text:span text:style-name="T2">do text </text:span></text:p><text:p text:style-name="P2"><text:span text:style-name="T2">from document( at=card['picture'] )</text:span></text:p></office:annotation>i</text:p>
          </table:table-cell>
        </table:table-row>
        <table:table-row table:style-name="Table3.1">
          <table:table-cell table:style-name="Table3.A3" office:value-type="string">
            <text:p text:style-name="Table_20_Contents"><text:change-start text:change-id="ct59173808"/>card['info']<text:change-end text:change-id="ct59173808"/></text:p>
          </table:table-cell>
        </table:table-row>
      </table:table>
      <table:table table:name="Table1" table:style-name="Table1">
        <table:table-column table:style-name="Table1.A"/>
        <table:table-row>
          <table:table-cell table:style-name="Table1.A1" office:value-type="string">
            <text:p text:style-name="P1">- end -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5-09-11T12:50:54</meta:creation-date>
    <meta:generator>LibreOffice/3.5$Linux_X86_64 LibreOffice_project/350m1$Build-2</meta:generator>
    <dc:date>2015-09-11T19:08:37</dc:date>
    <dc:creator>dani </dc:creator>
    <meta:editing-duration>PT25M22S</meta:editing-duration>
    <meta:editing-cycles>9</meta:editing-cycles>
    <meta:document-statistic meta:table-count="2" meta:image-count="0" meta:object-count="0" meta:page-count="1" meta:paragraph-count="4" meta:word-count="8" meta:character-count="35" meta:non-whitespace-character-count="33"/>
  </office:meta>
</office:document-meta>
</file>